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id="id2" draw:layer="layout" svg:width="4.5cm" svg:height="4.5cm" svg:x="15cm" svg:y="19cm">
          <text:p text:style-name="P1"><text:span text:style-name="T1">N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.5cm" svg:height="4.5cm" svg:x="1.5cm" svg:y="7.5cm">
          <text:p text:style-name="P3"><text:span text:style-name="T2">N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cm" svg:y1="9.749cm" svg:x2="17.249cm" svg:y2="19cm" draw:start-shape="id1" draw:start-glue-point="10" draw:end-shape="id2" draw:end-glue-point="4" svg:d="m6000 9749c7500 0 11249 3083 11249 9251">
          <text:p/>
        </draw:connector>
      </draw:page>
      <draw:page draw:name="page2" draw:style-name="dp1" draw:master-page-name="Predeterminado">
        <draw:custom-shape draw:style-name="gr1" draw:text-style-name="P1" draw:id="id4" draw:layer="layout" svg:width="4.5cm" svg:height="4.5cm" svg:x="15cm" svg:y="19cm">
          <text:p text:style-name="P3"><text:span text:style-name="T2">N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.5cm" svg:height="4.5cm" svg:x="1.5cm" svg:y="7.5cm">
          <text:p text:style-name="P3"><text:span text:style-name="T2">N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cm" svg:y1="9.749cm" svg:x2="17.249cm" svg:y2="19cm" draw:start-shape="id3" draw:start-glue-point="10" draw:end-shape="id4" draw:end-glue-point="4" svg:d="m6000 9749c7500 0 11249 3083 11249 9251">
          <text:p/>
        </draw:connector>
        <draw:custom-shape draw:style-name="gr1" draw:text-style-name="P1" draw:id="id5" draw:layer="layout" svg:width="4.5cm" svg:height="4.5cm" svg:x="14.5cm" svg:y="3cm">
          <text:p text:style-name="P3"><text:span text:style-name="T2">N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1.062cm" svg:x1="16.749cm" svg:y1="7.5cm" svg:x2="17.249cm" svg:y2="19cm" draw:start-shape="id5" draw:start-glue-point="8" draw:end-shape="id4" draw:end-glue-point="4" svg:d="m16749 7500c0 7032 500 1282 500 11500">
          <text:p/>
        </draw:connector>
      </draw:page>
      <draw:page draw:name="page3" draw:style-name="dp1" draw:master-page-name="Predeterminado">
        <draw:custom-shape draw:style-name="gr1" draw:text-style-name="P1" draw:id="id7" draw:layer="layout" svg:width="4.5cm" svg:height="4.5cm" svg:x="15cm" svg:y="19cm">
          <text:p text:style-name="P3"><text:span text:style-name="T2">N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.5cm" svg:height="4.5cm" svg:x="1.5cm" svg:y="7.5cm">
          <text:p text:style-name="P3"><text:span text:style-name="T2">N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.5cm" svg:height="4.5cm" svg:x="14.5cm" svg:y="3cm">
          <text:p text:style-name="P3"><text:span text:style-name="T2">N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1.062cm" svg:x1="16.749cm" svg:y1="7.5cm" svg:x2="17.249cm" svg:y2="19cm" draw:start-shape="id6" draw:start-glue-point="8" draw:end-shape="id7" draw:end-glue-point="4" svg:d="m16749 7500c0 7032 500 1282 500 11500">
          <text:p/>
        </draw:connector>
        <draw:connector draw:style-name="gr2" draw:text-style-name="P3" draw:layer="layout" draw:type="curve" svg:x1="6cm" svg:y1="9.749cm" svg:x2="14.5cm" svg:y2="5.249cm" draw:start-shape="id8" draw:start-glue-point="10" draw:end-shape="id6" draw:end-glue-point="6" svg:d="m6000 9749c6375 0 2125-4500 8500-4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fael Jesús</meta:initial-creator>
    <meta:creation-date>2009-01-20T16:14:44</meta:creation-date>
    <dc:date>2009-01-20T16:23:14</dc:date>
    <dc:creator>Rafael Jesús</dc:creator>
    <meta:editing-duration>PT00H08M30S</meta:editing-duration>
    <meta:editing-cycles>1</meta:editing-cycles>
    <meta:generator>OpenOffice.org/3.0$Unix OpenOffice.org_project/300m14$Build-9376</meta:generator>
    <meta:document-statistic meta:object-count="13"/>
  </office:meta>
</office:document-meta>
</file>